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7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 table:formula="of:=6.5/11" office:value-type="float" office:value="0.590909090909091" calcext:value-type="float">
            <text:p>0.59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 table:formula="of:=11/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 table:formula="of:=9.5/11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3.5/11" office:value-type="float" office:value="0.318181818181818" calcext:value-type="float">
            <text:p>0.318181818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7/11" office:value-type="float" office:value="0.636363636363636" calcext:value-type="float">
            <text:p>0.6363636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 bonu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 table:formula="of:=7.5/11" office:value-type="float" office:value="0.681818181818182" calcext:value-type="float">
            <text:p>0.6818181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4-05">00/00/0000</text:date>, <text:time style:data-style-name="N2" text:time-value="14:58:19.092826734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4-05T15:03:28.294887918</dc:date>
    <meta:editing-duration>PT4H9M34S</meta:editing-duration>
    <meta:editing-cycles>24</meta:editing-cycles>
    <meta:document-statistic meta:table-count="1" meta:cell-count="283" meta:object-count="0"/>
  </office:meta>
</office:document-meta>
</file>